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d0" officeooo:paragraph-rsid="00026ad0"/>
    </style:style>
    <style:style style:name="P2" style:family="paragraph" style:parent-style-name="Standard">
      <style:text-properties officeooo:rsid="00026ad0" officeooo:paragraph-rsid="00026ad0"/>
    </style:style>
    <style:style style:name="P3" style:family="paragraph" style:parent-style-name="Standard">
      <style:text-properties officeooo:rsid="0002b733" officeooo:paragraph-rsid="0002b733"/>
    </style:style>
    <style:style style:name="P4" style:family="paragraph" style:parent-style-name="Standard">
      <style:text-properties officeooo:rsid="00040d16" officeooo:paragraph-rsid="00040d16"/>
    </style:style>
    <style:style style:name="P5" style:family="paragraph" style:parent-style-name="Standard">
      <style:text-properties officeooo:rsid="0005978f" officeooo:paragraph-rsid="0005978f"/>
    </style:style>
    <style:style style:name="P6" style:family="paragraph" style:parent-style-name="Standard">
      <style:text-properties officeooo:rsid="0006a728" officeooo:paragraph-rsid="0006a728"/>
    </style:style>
    <style:style style:name="T1" style:family="text">
      <style:text-properties officeooo:rsid="00050829"/>
    </style:style>
    <style:style style:name="T2" style:family="text">
      <style:text-properties officeooo:rsid="00055492"/>
    </style:style>
    <style:style style:name="T3" style:family="text">
      <style:text-properties officeooo:rsid="0006a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d:ubicarme en un directorio</text:p>
      <text:p text:style-name="P4">cd..:es para devolverse de la carpa</text:p>
      <text:p text:style-name="P3">cp:copiar de una ubicación a otras</text:p>
      <text:p text:style-name="P1">Rm:eliminar</text:p>
      <text:p text:style-name="P1">ls:mostrar todos los archivos carpetas</text:p>
      <text:p text:style-name="P1">mkdir:crear diretorio de la carpeta</text:p>
      <text:p text:style-name="P1">mv:mover o cambiar el nombre de uno o mas archivos </text:p>
      <text:p text:style-name="P1">clear: borrar textosy simbolo de la consola</text:p>
      <text:p text:style-name="P1">pwd:ructa actual donde nos encontramos</text:p>
      <text:p text:style-name="P1">../:<text:span text:style-name="T2">para devolverse de la carpeta </text:span></text:p>
      <text:p text:style-name="P1"/>
      <text:p text:style-name="P1"/>
      <text:p text:style-name="P1"/>
      <text:p text:style-name="P5">git add . &gt;</text:p>
      <text:p text:style-name="P5">git commit -m “<text:span text:style-name="T3">suvi cv”</text:span></text:p>
      <text:p text:style-name="P6">git push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14:52.358414278</meta:creation-date>
    <dc:date>2016-06-02T11:29:25.383559817</dc:date>
    <meta:editing-duration>PT1H22M40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1" meta:paragraph-count="13" meta:word-count="67" meta:character-count="403" meta:non-whitespace-character-count="347"/>
  </office:meta>
</office:document-meta>
</file>